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9.868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tonton pat dans écran Calendrier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Présence de numéro définitif à 0 =&gt; NULL attendu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Script : score de Gaeul affiche 6 au lieu de 7 (csc pas pris en compte?)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/02/2018</text:date>, <text:time>18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7T18:18:17.12</dc:date>
    <dc:creator>Max Plaiz</dc:creator>
    <meta:editing-duration>PT8H24M21S</meta:editing-duration>
    <meta:editing-cycles>30</meta:editing-cycles>
    <meta:generator>OpenOffice/4.1.3$Win32 OpenOffice.org_project/413m1$Build-9783</meta:generator>
    <meta:document-statistic meta:table-count="2" meta:cell-count="75" meta:object-count="0"/>
  </office:meta>
</office:document-meta>
</file>